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'Nimbus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7791"/>
    </style:style>
    <style:style style:name="P2" style:family="paragraph" style:parent-style-name="Standard">
      <style:text-properties fo:language="en" fo:country="US" officeooo:rsid="000b4bf7" officeooo:paragraph-rsid="000b4bf7"/>
    </style:style>
    <style:style style:name="T1" style:family="text">
      <style:text-properties officeooo:rsid="00081eb6"/>
    </style:style>
    <style:style style:name="T2" style:family="text">
      <style:text-properties officeooo:rsid="0008e8f1"/>
    </style:style>
    <style:style style:name="T3" style:family="text">
      <style:text-properties officeooo:rsid="00097791"/>
    </style:style>
    <style:style style:name="T4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ntatek — <text:span text:style-name="T1">Арома</text:span></text:p>
      <text:p text:style-name="Standard">SquidForce — <text:span text:style-name="T1">ЗСК</text:span></text:p>
      <text:p text:style-name="Standard">Zekko — <text:span text:style-name="T1">Зекко</text:span></text:p>
      <text:p text:style-name="Standard">Toni Kensa — <text:span text:style-name="T2">ТоніК</text:span></text:p>
      <text:p text:style-name="Standard">Firefin — <text:span text:style-name="T2">Вог</text:span></text:p>
      <text:p text:style-name="Standard">Inkline — Карп-а-ти</text:p>
      <text:p text:style-name="P1">Zink - <text:span text:style-name="T3">Лінія</text:span></text:p>
      <text:p text:style-name="Standard">Skalop — <text:span text:style-name="T3">Гребінець</text:span></text:p>
      <text:p text:style-name="P2">Enperry - <text:span text:style-name="T4">Архітеутис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'Nimbus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5:07:31.801000000</meta:creation-date>
    <dc:date>2024-11-26T16:02:41.089000000</dc:date>
    <meta:editing-duration>PT11M15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9" meta:word-count="21" meta:character-count="145" meta:non-whitespace-character-count="126"/>
  </office:meta>
</office:document-meta>
</file>